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master-page-name="Standard">
      <style:paragraph-properties style:page-number="auto"/>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eorge S. Atkins, Ph.D.</text:span></text:p>
      <text:p text:style-name="P1">910 Francesca Ct.</text:p>
      <text:p text:style-name="Standard"><text:span text:style-name="T1">Punta Gorda, Fl 33950</text:span></text:p>
      <text:p text:style-name="Standard"><text:span text:style-name="T1">(336)710-9122</text:span></text:p>
      <text:p text:style-name="P1"/>
      <text:p text:style-name="Standard"><text:span text:style-name="T1">February 10, 2012</text:span></text:p>
      <text:p text:style-name="P1"/>
      <text:p text:style-name="P1">To Whom It May Concern:</text:p>
      <text:p text:style-name="P1"/>
      <text:p text:style-name="Standard"><text:span text:style-name="T1">I am an experienced leader with progressively responsible positions in higher education. My professional background, complemented by creative and innovative leadership, and strong interpersonal and communication skills, makes me an excellent candidate for the position of Campus Dean at Broward <text:s/>College. My primary interest in this position is the institution’s emphasis on learning communities, student support programs, diversity of college programs, and a focus on teaching and learning. I have found that one of my greatest strengths is facilitating research-based teaching practices that result in deep learning. The attached vitae supports my experience in implementing such approaches. <text:s/></text:span></text:p>
      <text:p text:style-name="P1"/>
      <text:p text:style-name="Standard"><text:span text:style-name="T1">My expertise includes an in-depth understanding of the community college mission as well as effective instructional, student support, faculty evaluation, and program development models. I have served higher education as Vice-President for Academic and Student Affairs and Dean of Arts and Sciences at Surry Community College, Vice President, Academic Affairs at Edison State College, and Campus Dean at Edison State. My responsibilities at Edison and Surry have included supervision of Curriculum Instruction, Continuing Education, Distance Education, College Library, Institutional Research and Assessment, Academic Support Center, Enrollment Management, and Student Services. </text:span></text:p>
      <text:p text:style-name="P1"/>
      <text:p text:style-name="Standard"><text:span text:style-name="T1">During my tenure at Surry, I developed a reputation for innovative programs. In particular, I led the development of an innovative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as featured in the </text:span><text:span text:style-name="T2">New York Times</text:span><text:span text:style-name="T1">, the </text:span><text:span text:style-name="T2">London Financial Times</text:span><text:span text:style-name="T1">, and on </text:span><text:span text:style-name="T2">National Public Radio</text:span><text:span text:style-name="T1">. <text:s text:c="2"/></text:span></text:p>
      <text:p text:style-name="P1"/>
      <text:p text:style-name="Standard"><text:span text:style-name="T1">I understand the issues and trends affecting community colleges and have successfully applied innovative concepts to transform Surry into a learning-centered college. During my tenure at the college, I spearheaded a nationally recognized Learning Initiative and Quality Enhancement Plan. Specific activities include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text:span></text:p>
      <text:p text:style-name="P1"/>
      <text:p text:style-name="Standard"><text:span text:style-name="T1">These activities resulted in national and international recognition for the college and recently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3">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is featured in the SACS Accreditation Toolkit as an example of how colleges are using the <text:span text:style-name="T3">Community College of Survey of Student Engagement</text:span> (<text:span text:style-name="T3">CCSSE</text:span>) data to promote student learning throughout the accreditation review process. The Toolkit is featured on the <text:span text:style-name="T3">CCSSE</text:span> Website.</text:p>
      <text:p text:style-name="P1"><text:soft-page-break/></text:p>
      <text:p text:style-name="Standard"><text:span text:style-name="T1">In 2003, at Dr. Terry O’Banion’s request, I co-authored an article published in the League for Innovation in the Community College’s </text:span><text:span text:style-name="T2">Learning Abstracts</text:span><text:span text:style-name="T1"> to tell the Surry Community College story. For the last three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Also, at the request of the Southern Association for Colleges and Schools, I presented the college’s Quality Enhancement Plan at the annual conference in Nashville, TN; and the North Carolina Community College President’s Association recently requested that I conduct a workshop to provide an overview of our Learning Initiative. </text:span></text:p>
      <text:p text:style-name="P1"/>
      <text:p text:style-name="Standard"><text:span text:style-name="T1">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nd Alabama, I served as lead Quality Enhancement Plan evaluator as part of the SACS accreditation process. Also, I am currently serving on a special SACS investigative team to review accreditation issues at a large multi-campus and online university. </text:span></text:p>
      <text:p text:style-name="P1"/>
      <text:p text:style-name="Standard"><text:span text:style-name="T1">Enclosed is my resume for your review. I would like to be considered for the Dean’s position and look forward to beginning discussions soon.</text:span></text:p>
      <text:p text:style-name="P1"/>
      <text:p text:style-name="P1">Sincerely,</text:p>
      <text:p text:style-name="P1"/>
      <text:p text:style-name="P1"/>
      <text:p text:style-name="P1"/>
      <text:p text:style-name="P1">George S.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6-16T11:19:00</meta:creation-date>
    <dc:creator>Steve Atkins</dc:creator>
    <dc:date>2012-06-16T11:19:00</dc:date>
    <meta:print-date>2006-11-08T13:34:00</meta:print-date>
    <meta:editing-cycles>2</meta:editing-cycles>
    <meta:editing-duration>PT1M</meta:editing-duration>
    <meta:document-statistic meta:table-count="0" meta:image-count="0" meta:object-count="0" meta:page-count="2" meta:paragraph-count="16" meta:word-count="827" meta:character-count="5668" meta:non-whitespace-character-count="4849"/>
    <meta:generator>LibreOffice/4.1.1.2$Windows_x86 LibreOffice_project/7e4286b58adc75a14f6d83f53a03b6c11fa2903</meta:generator>
  </office:meta>
</office:document-meta>
</file>